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ServletReciever.ensureCache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ServletReciev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ServletReciever.service(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LateralCacheServletReciever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ServletReciever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